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e6b34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42e" officeooo:paragraph-rsid="0025442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4fcb5" officeooo:paragraph-rsid="0034fcb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9eb27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80cc5" officeooo:paragraph-rsid="00480cc5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68bec" officeooo:paragraph-rsid="00368bec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61b46" officeooo:paragraph-rsid="00368bec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e6b34" officeooo:paragraph-rsid="0034fcb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60ef0" officeooo:paragraph-rsid="00460ef0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e6b34" officeooo:paragraph-rsid="0034fcb5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f5eb8" officeooo:paragraph-rsid="0034fcb5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361b46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34fcb5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368bec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49a45a"/>
    </style:style>
    <style:style style:name="P19" style:family="paragraph" style:parent-style-name="Standard" style:list-style-name="L5">
      <style:paragraph-properties fo:text-align="start" style:justify-single-word="false"/>
      <style:text-properties officeooo:paragraph-rsid="0034fcb5"/>
    </style:style>
    <style:style style:name="P20" style:family="paragraph" style:parent-style-name="Standard" style:list-style-name="L6">
      <style:paragraph-properties fo:text-align="start" style:justify-single-word="false"/>
      <style:text-properties officeooo:paragraph-rsid="0025442e"/>
    </style:style>
    <style:style style:name="P21" style:family="paragraph" style:parent-style-name="Standard" style:list-style-name="L7">
      <style:paragraph-properties fo:text-align="start" style:justify-single-word="false"/>
      <style:text-properties officeooo:paragraph-rsid="0049a45a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361b46" officeooo:paragraph-rsid="00361b46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34fcb5" officeooo:paragraph-rsid="0034fcb5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e6b3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0465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01365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54cb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5442e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80641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4fcb5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61b4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68be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88b99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9a977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b26e5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b53a4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9a45a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21b776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e6b3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01365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39c7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4fcb5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68bec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88b99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b26e5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b53a4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d53f9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055e4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49ebf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9a45a" style:font-size-asian="12pt" style:font-weight-asian="bold" style:font-size-complex="12pt" style:font-weight-complex="bold"/>
    </style:style>
    <style:style style:name="T33" style:family="text">
      <style:text-properties officeooo:rsid="001f5eb8"/>
    </style:style>
    <style:style style:name="T34" style:family="text">
      <style:text-properties officeooo:rsid="00201365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01365" style:font-weight-asian="bold" style:font-weight-complex="bold"/>
    </style:style>
    <style:style style:name="T37" style:family="text">
      <style:text-properties fo:font-weight="bold" officeooo:rsid="001f5eb8" style:font-weight-asian="bold" style:font-weight-complex="bold"/>
    </style:style>
    <style:style style:name="T38" style:family="text">
      <style:text-properties fo:font-weight="bold" officeooo:rsid="0021b776" style:font-weight-asian="bold" style:font-weight-complex="bold"/>
    </style:style>
    <style:style style:name="T39" style:family="text">
      <style:text-properties fo:font-weight="bold" officeooo:rsid="00368bec" style:font-weight-asian="bold" style:font-weight-complex="bold"/>
    </style:style>
    <style:style style:name="T40" style:family="text">
      <style:text-properties fo:font-weight="bold" officeooo:rsid="00280641" style:font-weight-asian="bold" style:font-weight-complex="bold"/>
    </style:style>
    <style:style style:name="T41" style:family="text">
      <style:text-properties officeooo:rsid="0020465c"/>
    </style:style>
    <style:style style:name="T42" style:family="text">
      <style:text-properties officeooo:rsid="0021b776"/>
    </style:style>
    <style:style style:name="T43" style:family="text">
      <style:text-properties officeooo:rsid="00280641"/>
    </style:style>
    <style:style style:name="T44" style:family="text">
      <style:text-properties officeooo:rsid="003b53a4"/>
    </style:style>
    <style:style style:name="T45" style:family="text">
      <style:text-properties officeooo:rsid="00368bec"/>
    </style:style>
    <style:style style:name="T46" style:family="text">
      <style:text-properties officeooo:rsid="003d53f9"/>
    </style:style>
    <style:style style:name="T47" style:family="text">
      <style:text-properties officeooo:rsid="0049a4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0">5</text:span><text:span text:style-name="T31">0</text:span><text:span text:style-name="T30">3</text:span><text:span text:style-name="T22"> - </text:span><text:span text:style-name="T18">A/G</text:span><text:span text:style-name="T19"> - </text:span><text:span text:style-name="T29">GBU-24 </text:span><text:span text:style-name="T23">Paveway II</text:span><text:span text:style-name="T27">I</text:span></text:p>
      <text:p text:style-name="P4"/>
      <text:p text:style-name="P1"><text:span text:style-name="T35">Master Arm</text:span> ... <text:span text:style-name="T35">ON</text:span></text:p>
      <text:p text:style-name="P1"><text:span text:style-name="T35">Master Mode</text:span> ... <text:span text:style-name="T35">A/G</text:span></text:p>
      <text:p text:style-name="P3"/>
      <text:p text:style-name="P6"><text:span text:style-name="T46">GBU-24 </text:span>Paveway III with TPOD</text:p>
      <text:list xml:id="list2648404827" text:style-name="L1">
        <text:list-item>
          <text:p text:style-name="P8">Optimum range is about 5.8 nmi from 20,000 ft at 0.85 Mach, may be able to go further with CLAR OVD (see step 9), but needs testing. <text:s/>GBU-10 max range is 4.8 nmi from same altitude and speed.</text:p>
        </text:list-item>
      </text:list>
      <text:list xml:id="list3459392521" text:style-name="L2">
        <text:list-item>
          <text:p text:style-name="P13"><text:span text:style-name="T3">Go to </text:span><text:span text:style-name="T17">STORES</text:span><text:span text:style-name="T1"> page (left MFD):</text:span></text:p>
          <text:list>
            <text:list-item>
              <text:p text:style-name="P14"><text:span text:style-name="T1">Select </text:span><text:span text:style-name="T3">bombs </text:span><text:span text:style-name="T8">(GBU-24)</text:span></text:p>
            </text:list-item>
            <text:list-item>
              <text:p text:style-name="P15"><text:span text:style-name="T20">MODE</text:span><text:span text:style-name="T2"> </text:span><text:span text:style-name="T3">button </text:span><text:span text:style-name="T2">... </text:span><text:span text:style-name="T24">CLAR PP</text:span><text:span text:style-name="T8"> (Pre-Planned) or </text:span><text:span text:style-name="T24">CLAR SL</text:span><text:span text:style-name="T8"> (Straight Line </text:span><text:span text:style-name="T9">attack</text:span><text:span text:style-name="T8">)</text:span></text:p>
            </text:list-item>
          </text:list>
        </text:list-item>
      </text:list>
      <text:list xml:id="list4206818268" text:style-name="L3">
        <text:list-item>
          <text:list>
            <text:list-item>
              <text:list>
                <text:list-item>
                  <text:p text:style-name="P9">CLAR = Computed Launch Acceptable Region, <text:span text:style-name="T44">the symbology that shows the drop zone.</text:span></text:p>
                </text:list-item>
                <text:list-item>
                  <text:p text:style-name="P10">CLAR PP adds symbology for flying a planned attack direction, CLAR SL has normal symbology.</text:p>
                </text:list-item>
              </text:list>
            </text:list-item>
          </text:list>
        </text:list-item>
      </text:list>
      <text:list xml:id="list91126901231526" text:continue-list="list3459392521" text:style-name="L2">
        <text:list-item>
          <text:list>
            <text:list-item>
              <text:p text:style-name="P16"><text:span text:style-name="T24">M</text:span><text:span text:style-name="T20">FUZ</text:span><text:span text:style-name="T2"> </text:span><text:span text:style-name="T3">button</text:span><text:span text:style-name="T2"> ... </text:span><text:span text:style-name="T24">TAIL</text:span><text:span text:style-name="T8"> for delay/penetration </text:span><text:span text:style-name="T14">fuze</text:span><text:span text:style-name="T8">, </text:span><text:span text:style-name="T25">N/T</text:span><text:span text:style-name="T10"> for no delay.</text:span></text:p>
            </text:list-item>
            <text:list-item>
              <text:p text:style-name="P11"><text:span text:style-name="T42">Set l</text:span>aser code on bombs ... Press <text:span text:style-name="T35">CODE</text:span> button <text:span text:style-name="T33">on MFD, press </text:span><text:span text:style-name="T37">CODE</text:span><text:span text:style-name="T33"> button on UFC</text:span>, enter code on UFC, <text:span text:style-name="T43">press </text:span><text:span text:style-name="T40">ENT</text:span><text:span text:style-name="T43">.</text:span></text:p>
            </text:list-item>
            <text:list-item>
              <text:p text:style-name="P16"><text:span text:style-name="T2">Press </text:span><text:span text:style-name="T20">STEP</text:span><text:span text:style-name="T2"> </text:span><text:span text:style-name="T3">button </text:span><text:span text:style-name="T2">to go through the pylons and set all codes.</text:span></text:p>
            </text:list-item>
            <text:list-item>
              <text:p text:style-name="P22"><text:span text:style-name="T2">I</text:span><text:span text:style-name="T1">f using </text:span><text:span text:style-name="T17">CLAR PP</text:span><text:span text:style-name="T1">, set </text:span><text:span text:style-name="T17">planned </text:span><text:span text:style-name="T26">attack heading </text:span><text:span text:style-name="T1">by pressing </text:span><text:span text:style-name="T17">UFC</text:span><text:span text:style-name="T1"> OSB, then select </text:span><text:span text:style-name="T17">HDG</text:span><text:span text:style-name="T1"> button on UFC and enter heading.</text:span></text:p>
            </text:list-item>
          </text:list>
        </text:list-item>
        <text:list-item>
          <text:p text:style-name="P11"><text:span text:style-name="T35">LTD/R</text:span> <text:span text:style-name="T41">switch</text:span> ... <text:span text:style-name="T35">ARM</text:span> <text:span text:style-name="T42">(on right hand console) </text:span>(<text:span text:style-name="T42">or </text:span><text:span text:style-name="T35">thr</text:span><text:span text:style-name="T38">ottle</text:span><text:span text:style-name="T35"> T4 switch</text:span>)</text:p>
        </text:list-item>
        <text:list-item>
          <text:p text:style-name="P16"><text:span text:style-name="T3">Go to </text:span><text:span text:style-name="T20">FLIR</text:span><text:span text:style-name="T2"> page (right MFD)</text:span><text:span text:style-name="T15"> and s</text:span><text:span text:style-name="T3">et l</text:span><text:span text:style-name="T2">aser code on TPOD:</text:span></text:p>
          <text:list>
            <text:list-item>
              <text:p text:style-name="P11">Press <text:span text:style-name="T37">UFC</text:span><text:span text:style-name="T33"> button </text:span>on right of MFD <text:span text:style-name="T33">(near </text:span><text:span text:style-name="T37">CODE/1688</text:span><text:span text:style-name="T33">) </text:span>(laser must be in <text:span text:style-name="T35">ARM</text:span> for this to show).</text:p>
            </text:list-item>
            <text:list-item>
              <text:p text:style-name="P11"><text:span text:style-name="T34">Press </text:span><text:span text:style-name="T36">LTDC</text:span><text:span text:style-name="T34"> on UFC </text:span><text:span text:style-name="T43">itself</text:span><text:span text:style-name="T34"> (must be in </text:span><text:span text:style-name="T36">A/G Master Mode</text:span><text:span text:style-name="T34"> for this to show).</text:span></text:p>
            </text:list-item>
            <text:list-item>
              <text:p text:style-name="P18"><text:span text:style-name="T4">E</text:span><text:span text:style-name="T2">nter code on UFC </text:span><text:span text:style-name="T7">keypad</text:span><text:span text:style-name="T2">, </text:span><text:span text:style-name="T7">press ENT.</text:span></text:p>
            </text:list-item>
          </text:list>
        </text:list-item>
      </text:list>
      <text:list xml:id="list4186562995" text:style-name="L7">
        <text:list-item>
          <text:list>
            <text:list-item>
              <text:p text:style-name="P21"><text:span text:style-name="T16">(LST and LSTC are for the Laser Spot Tracker; it can have same or different code, doesn't matter)</text:span></text:p>
            </text:list-item>
          </text:list>
        </text:list-item>
      </text:list>
      <text:list xml:id="list91127790367055" text:continue-list="list91126901231526" text:style-name="L2">
        <text:list-item>
          <text:p text:style-name="P16"><text:span text:style-name="T2">Designate target with TPOD (see steps </text:span><text:span text:style-name="T13">on other checklist</text:span><text:span text:style-name="T2">).</text:span></text:p>
        </text:list-item>
        <text:list-item>
          <text:p text:style-name="P16"><text:span text:style-name="T8">Bomb fall line will initially be a dashed line, with short horizontal lines above and below VV showing optimal min/max release ranges. <text:s/></text:span><text:span text:style-name="T26">HSI</text:span><text:span text:style-name="T9"> page </text:span><text:span text:style-name="T11">(not SA page) </text:span><text:span text:style-name="T9">also shows a box that is the optimal release zone.</text:span></text:p>
        </text:list-item>
        <text:list-item>
          <text:p text:style-name="P11">Fly toward bomb fall line.</text:p>
        </text:list-item>
        <text:list-item>
          <text:p text:style-name="P16"><text:span text:style-name="T4">When bomb fall line is in the HUD, </text:span><text:span text:style-name="T2">HUD will </text:span><text:span text:style-name="T4">show </text:span><text:span text:style-name="T21">xx </text:span><text:span text:style-name="T24">TMR</text:span><text:span text:style-name="T2"> count down </text:span><text:span text:style-name="T8">to Time to Maximum Range</text:span><text:span text:style-name="T2">.</text:span></text:p>
        </text:list-item>
        <text:list-item>
          <text:p text:style-name="P23"><text:span text:style-name="T2">B</text:span><text:span text:style-name="T1">omb drop cue is a dot falling down the bomb fall line. <text:s/>When dot is between horizontal min/max lines, bomb fall line will become solid. <text:s/></text:span><text:span text:style-name="T12">Bomb will drop when dot reaches VV, about halfway between the min and max range.</text:span></text:p>
        </text:list-item>
        <text:list-item>
          <text:p text:style-name="P11"><text:span text:style-name="T34">A few seconds before release, </text:span><text:span text:style-name="T36">h</text:span><text:span text:style-name="T35">old pickle</text:span> until bomb drops.</text:p>
        </text:list-item>
      </text:list>
      <text:list xml:id="list572234271" text:style-name="L5">
        <text:list-item>
          <text:list>
            <text:list-item>
              <text:p text:style-name="P19"><text:span text:style-name="T8">You can also drop at any time by pressing </text:span><text:span text:style-name="T24">CLAR OVD</text:span><text:span text:style-name="T8"> OSB on </text:span><text:span text:style-name="T24">STORES</text:span><text:span text:style-name="T8"> page, which will make the bomb fall line solid immediately </text:span><text:span text:style-name="T12">and make your pickle hot</text:span><text:span text:style-name="T8">.</text:span></text:p>
            </text:list-item>
          </text:list>
        </text:list-item>
      </text:list>
      <text:list xml:id="list91127624183057" text:continue-list="list91127790367055" text:style-name="L2">
        <text:list-item>
          <text:p text:style-name="P17"><text:span text:style-name="T2">HUD will show </text:span><text:span text:style-name="T21">xx </text:span><text:span text:style-name="T25">TTI</text:span><text:span text:style-name="T4"> </text:span><text:span text:style-name="T2">countdown to </text:span><text:span text:style-name="T10">Time To Impact</text:span><text:span text:style-name="T15">.</text:span></text:p>
        </text:list-item>
        <text:list-item>
          <text:p text:style-name="P11">You can adjust the crosshairs on TPOD as needed before bomb impacts.</text:p>
        </text:list-item>
      </text:list>
      <text:p text:style-name="P2"/>
      <text:p text:style-name="P5">Valid laser codes:</text:p>
      <text:list xml:id="list3062101958" text:style-name="L6">
        <text:list-item>
          <text:p text:style-name="P20"><text:span text:style-name="T5">Format is ABCC, A=1, B=1-7 (or 1-6 in DCS??), C=1-8, never</text:span><text:span text:style-name="T6"> 0 or 9. <text:s/></text:span><text:span text:style-name="T5">Range should be 1111 to 1788 but may be 1111 to 1688 in the game. <text:s/>Some planes in DCS (A-10C?) may not be able to set B=7.</text:span></text:p>
        </text:list-item>
      </text:list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08T09:11:26.540000000</dc:date>
    <meta:editing-duration>PT12H27M</meta:editing-duration>
    <meta:editing-cycles>4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1" meta:word-count="497" meta:character-count="2529" meta:non-whitespace-character-count="2083"/>
  </office:meta>
</office:document-meta>
</file>